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583in"/>
    </style:style>
    <style:style style:name="co2" style:family="table-column">
      <style:table-column-properties fo:break-before="auto" style:column-width="1.1681in"/>
    </style:style>
    <style:style style:name="co3" style:family="table-column">
      <style:table-column-properties fo:break-before="auto" style:column-width="3.0126in"/>
    </style:style>
    <style:style style:name="co4" style:family="table-column">
      <style:table-column-properties fo:break-before="auto" style:column-width="3.130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ission Group Name</text:p>
          </table:table-cell>
          <table:table-cell table:style-name="ce1" office:value-type="string" calcext:value-type="string">
            <text:p>Identifier</text:p>
          </table:table-cell>
          <table:table-cell table:style-name="ce1" office:value-type="string" calcext:value-type="string">
            <text:p>Mission Name</text:p>
          </table:table-cell>
          <table:table-cell table:style-name="ce1" office:value-type="string" calcext:value-type="string">
            <text:p>Mission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LC_Mission_0001</text:p>
          </table:table-cell>
          <table:table-cell table:formula="of:=IF(LEFT([.A2];3)=&quot;DLC&quot;;-1;VALUE(RIGHT([.A2];2))-(MID([.A2];9;2)=&quot;01&quot;))" office:value-type="float" office:value="-1" calcext:value-type="float">
            <text:p>-1</text:p>
          </table:table-cell>
          <table:table-cell office:value-type="string" calcext:value-type="string">
            <text:p>Fifty Cyclopses</text:p>
          </table:table-cell>
          <table:table-cell table:formula="of:=VLOOKUP([.B2]; [.$F$3:.$G$7]; 2; 0)" office:value-type="string" office:string-value="DLC" calcext:value-type="string">
            <text:p>DL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LC_Mission_0002</text:p>
          </table:table-cell>
          <table:table-cell table:formula="of:=IF(LEFT([.A3];3)=&quot;DLC&quot;;-1;VALUE(RIGHT([.A3];2))-(MID([.A3];9;2)=&quot;01&quot;))" office:value-type="float" office:value="-1" calcext:value-type="float">
            <text:p>-1</text:p>
          </table:table-cell>
          <table:table-cell office:value-type="string" calcext:value-type="string">
            <text:p>Blizzard Tower Ice Legion</text:p>
          </table:table-cell>
          <table:table-cell table:formula="of:=VLOOKUP([.B3]; [.$F$3:.$G$7]; 2; 0)" office:value-type="string" office:string-value="DLC" calcext:value-type="string">
            <text:p>DLC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DLC</text:p>
          </table:table-cell>
        </table:table-row>
        <table:table-row table:style-name="ro1">
          <table:table-cell office:value-type="string" calcext:value-type="string">
            <text:p>DLC_Mission_0003</text:p>
          </table:table-cell>
          <table:table-cell table:formula="of:=IF(LEFT([.A4];3)=&quot;DLC&quot;;-1;VALUE(RIGHT([.A4];2))-(MID([.A4];9;2)=&quot;01&quot;))" office:value-type="float" office:value="-1" calcext:value-type="float">
            <text:p>-1</text:p>
          </table:table-cell>
          <table:table-cell office:value-type="string" calcext:value-type="string">
            <text:p>Craggy Monsters</text:p>
          </table:table-cell>
          <table:table-cell table:formula="of:=VLOOKUP([.B4]; [.$F$3:.$G$7]; 2; 0)" office:value-type="string" office:string-value="DLC" calcext:value-type="string">
            <text:p>DLC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ield</text:p>
          </table:table-cell>
        </table:table-row>
        <table:table-row table:style-name="ro1">
          <table:table-cell office:value-type="string" calcext:value-type="string">
            <text:p>DLC_Mission_0004</text:p>
          </table:table-cell>
          <table:table-cell table:formula="of:=IF(LEFT([.A5];3)=&quot;DLC&quot;;-1;VALUE(RIGHT([.A5];2))-(MID([.A5];9;2)=&quot;01&quot;))" office:value-type="float" office:value="-1" calcext:value-type="float">
            <text:p>-1</text:p>
          </table:table-cell>
          <table:table-cell office:value-type="string" calcext:value-type="string">
            <text:p>Forest Wanderers</text:p>
          </table:table-cell>
          <table:table-cell table:formula="of:=VLOOKUP([.B5]; [.$F$3:.$G$7]; 2; 0)" office:value-type="string" office:string-value="DLC" calcext:value-type="string">
            <text:p>DL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S</text:p>
          </table:table-cell>
        </table:table-row>
        <table:table-row table:style-name="ro1">
          <table:table-cell office:value-type="string" calcext:value-type="string">
            <text:p>DLC_Mission_0005</text:p>
          </table:table-cell>
          <table:table-cell table:formula="of:=IF(LEFT([.A6];3)=&quot;DLC&quot;;-1;VALUE(RIGHT([.A6];2))-(MID([.A6];9;2)=&quot;01&quot;))" office:value-type="float" office:value="-1" calcext:value-type="float">
            <text:p>-1</text:p>
          </table:table-cell>
          <table:table-cell office:value-type="string" calcext:value-type="string">
            <text:p>Desert Deth Squad</text:p>
          </table:table-cell>
          <table:table-cell table:formula="of:=VLOOKUP([.B6]; [.$F$3:.$G$7]; 2; 0)" office:value-type="string" office:string-value="DLC" calcext:value-type="string">
            <text:p>DL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ungeon</text:p>
          </table:table-cell>
        </table:table-row>
        <table:table-row table:style-name="ro1">
          <table:table-cell office:value-type="string" calcext:value-type="string">
            <text:p>DLC_Mission_0006</text:p>
          </table:table-cell>
          <table:table-cell table:formula="of:=IF(LEFT([.A7];3)=&quot;DLC&quot;;-1;VALUE(RIGHT([.A7];2))-(MID([.A7];9;2)=&quot;01&quot;))" office:value-type="float" office:value="-1" calcext:value-type="float">
            <text:p>-1</text:p>
          </table:table-cell>
          <table:table-cell office:value-type="string" calcext:value-type="string">
            <text:p>The Witch and the Thunder Beast</text:p>
          </table:table-cell>
          <table:table-cell table:formula="of:=VLOOKUP([.B7]; [.$F$3:.$G$7]; 2; 0)" office:value-type="string" office:string-value="DLC" calcext:value-type="string">
            <text:p>DL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ultiDungeon</text:p>
          </table:table-cell>
        </table:table-row>
        <table:table-row table:style-name="ro1">
          <table:table-cell office:value-type="string" calcext:value-type="string">
            <text:p>DLC_Mission_0007</text:p>
          </table:table-cell>
          <table:table-cell table:formula="of:=IF(LEFT([.A8];3)=&quot;DLC&quot;;-1;VALUE(RIGHT([.A8];2))-(MID([.A8];9;2)=&quot;01&quot;))" office:value-type="float" office:value="-1" calcext:value-type="float">
            <text:p>-1</text:p>
          </table:table-cell>
          <table:table-cell office:value-type="string" calcext:value-type="string">
            <text:p>Depths of Despair</text:p>
          </table:table-cell>
          <table:table-cell table:formula="of:=VLOOKUP([.B8]; [.$F$3:.$G$7]; 2; 0)" office:value-type="string" office:string-value="DLC" calcext:value-type="string">
            <text:p>DL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LC_Mission_0008</text:p>
          </table:table-cell>
          <table:table-cell table:formula="of:=IF(LEFT([.A9];3)=&quot;DLC&quot;;-1;VALUE(RIGHT([.A9];2))-(MID([.A9];9;2)=&quot;01&quot;))" office:value-type="float" office:value="-1" calcext:value-type="float">
            <text:p>-1</text:p>
          </table:table-cell>
          <table:table-cell office:value-type="string" calcext:value-type="string">
            <text:p>[Gaiden] Revenge of Thunder God</text:p>
          </table:table-cell>
          <table:table-cell table:formula="of:=VLOOKUP([.B9]; [.$F$3:.$G$7]; 2; 0)" office:value-type="string" office:string-value="DLC" calcext:value-type="string">
            <text:p>DL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LC_Mission_0010</text:p>
          </table:table-cell>
          <table:table-cell table:formula="of:=IF(LEFT([.A10];3)=&quot;DLC&quot;;-1;VALUE(RIGHT([.A10];2))-(MID([.A10];9;2)=&quot;01&quot;))" office:value-type="float" office:value="-1" calcext:value-type="float">
            <text:p>-1</text:p>
          </table:table-cell>
          <table:table-cell office:value-type="string" calcext:value-type="string">
            <text:p>[Solo Boss] Teranteth</text:p>
          </table:table-cell>
          <table:table-cell table:formula="of:=VLOOKUP([.B10]; [.$F$3:.$G$7]; 2; 0)" office:value-type="string" office:string-value="DLC" calcext:value-type="string">
            <text:p>DL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LC_Mission_0011</text:p>
          </table:table-cell>
          <table:table-cell table:formula="of:=IF(LEFT([.A11];3)=&quot;DLC&quot;;-1;VALUE(RIGHT([.A11];2))-(MID([.A11];9;2)=&quot;01&quot;))" office:value-type="float" office:value="-1" calcext:value-type="float">
            <text:p>-1</text:p>
          </table:table-cell>
          <table:table-cell office:value-type="string" calcext:value-type="string">
            <text:p>[Solo Boss] Manboroth</text:p>
          </table:table-cell>
          <table:table-cell table:formula="of:=VLOOKUP([.B11]; [.$F$3:.$G$7]; 2; 0)" office:value-type="string" office:string-value="DLC" calcext:value-type="string">
            <text:p>DL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on_01_01</text:p>
          </table:table-cell>
          <table:table-cell table:formula="of:=IF(LEFT([.A12];3)=&quot;DLC&quot;;-1;VALUE(RIGHT([.A12];2))-(MID([.A12];9;2)=&quot;01&quot;))" office:value-type="float" office:value="0" calcext:value-type="float">
            <text:p>0</text:p>
          </table:table-cell>
          <table:table-cell office:value-type="string" calcext:value-type="string">
            <text:p>Traverse the Field of Giants</text:p>
          </table:table-cell>
          <table:table-cell table:formula="of:=VLOOKUP([.B12]; [.$F$3:.$G$7]; 2; 0)" office:value-type="string" office:string-value="Field" calcext:value-type="string">
            <text:p>Fie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LC_Mission_0012</text:p>
          </table:table-cell>
          <table:table-cell table:formula="of:=IF(LEFT([.A13];3)=&quot;DLC&quot;;-1;VALUE(RIGHT([.A13];2))-(MID([.A13];9;2)=&quot;01&quot;))" office:value-type="float" office:value="-1" calcext:value-type="float">
            <text:p>-1</text:p>
          </table:table-cell>
          <table:table-cell office:value-type="string" calcext:value-type="string">
            <text:p>[Solo Boss] Darantula</text:p>
          </table:table-cell>
          <table:table-cell table:formula="of:=VLOOKUP([.B13]; [.$F$3:.$G$7]; 2; 0)" office:value-type="string" office:string-value="DLC" calcext:value-type="string">
            <text:p>DL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on_01_01</text:p>
          </table:table-cell>
          <table:table-cell table:formula="of:=IF(LEFT([.A14];3)=&quot;DLC&quot;;-1;VALUE(RIGHT([.A14];2))-(MID([.A14];9;2)=&quot;01&quot;))" office:value-type="float" office:value="0" calcext:value-type="float">
            <text:p>0</text:p>
          </table:table-cell>
          <table:table-cell office:value-type="string" calcext:value-type="string">
            <text:p>Ragewolf and the Mysterious Birch Grove</text:p>
          </table:table-cell>
          <table:table-cell table:formula="of:=VLOOKUP([.B14]; [.$F$3:.$G$7]; 2; 0)" office:value-type="string" office:string-value="Field" calcext:value-type="string">
            <text:p>Fie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LC_Mission_0013</text:p>
          </table:table-cell>
          <table:table-cell table:formula="of:=IF(LEFT([.A15];3)=&quot;DLC&quot;;-1;VALUE(RIGHT([.A15];2))-(MID([.A15];9;2)=&quot;01&quot;))" office:value-type="float" office:value="-1" calcext:value-type="float">
            <text:p>-1</text:p>
          </table:table-cell>
          <table:table-cell office:value-type="string" calcext:value-type="string">
            <text:p>[Solo Boss] Fenicchi</text:p>
          </table:table-cell>
          <table:table-cell table:formula="of:=VLOOKUP([.B15]; [.$F$3:.$G$7]; 2; 0)" office:value-type="string" office:string-value="DLC" calcext:value-type="string">
            <text:p>DL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on_01_01</text:p>
          </table:table-cell>
          <table:table-cell table:formula="of:=IF(LEFT([.A16];3)=&quot;DLC&quot;;-1;VALUE(RIGHT([.A16];2))-(MID([.A16];9;2)=&quot;01&quot;))" office:value-type="float" office:value="0" calcext:value-type="float">
            <text:p>0</text:p>
          </table:table-cell>
          <table:table-cell office:value-type="string" calcext:value-type="string">
            <text:p>Hunt the Cyclops: Part Deux</text:p>
          </table:table-cell>
          <table:table-cell table:formula="of:=VLOOKUP([.B16]; [.$F$3:.$G$7]; 2; 0)" office:value-type="string" office:string-value="Field" calcext:value-type="string">
            <text:p>Fie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LC_Mission_0014</text:p>
          </table:table-cell>
          <table:table-cell table:formula="of:=IF(LEFT([.A17];3)=&quot;DLC&quot;;-1;VALUE(RIGHT([.A17];2))-(MID([.A17];9;2)=&quot;01&quot;))" office:value-type="float" office:value="-1" calcext:value-type="float">
            <text:p>-1</text:p>
          </table:table-cell>
          <table:table-cell office:value-type="string" calcext:value-type="string">
            <text:p>[Solo Boss] Dokaknel</text:p>
          </table:table-cell>
          <table:table-cell table:formula="of:=VLOOKUP([.B17]; [.$F$3:.$G$7]; 2; 0)" office:value-type="string" office:string-value="DLC" calcext:value-type="string">
            <text:p>DL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on_01_01</text:p>
          </table:table-cell>
          <table:table-cell table:formula="of:=IF(LEFT([.A18];3)=&quot;DLC&quot;;-1;VALUE(RIGHT([.A18];2))-(MID([.A18];9;2)=&quot;01&quot;))" office:value-type="float" office:value="0" calcext:value-type="float">
            <text:p>0</text:p>
          </table:table-cell>
          <table:table-cell office:value-type="string" calcext:value-type="string">
            <text:p>The Legendary Gigantus</text:p>
          </table:table-cell>
          <table:table-cell table:formula="of:=VLOOKUP([.B18]; [.$F$3:.$G$7]; 2; 0)" office:value-type="string" office:string-value="Field" calcext:value-type="string">
            <text:p>Fie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on_01_01</text:p>
          </table:table-cell>
          <table:table-cell table:formula="of:=IF(LEFT([.A19];3)=&quot;DLC&quot;;-1;VALUE(RIGHT([.A19];2))-(MID([.A19];9;2)=&quot;01&quot;))" office:value-type="float" office:value="0" calcext:value-type="float">
            <text:p>0</text:p>
          </table:table-cell>
          <table:table-cell office:value-type="string" calcext:value-type="string">
            <text:p>Birch Bonedeth Brigade</text:p>
          </table:table-cell>
          <table:table-cell table:formula="of:=VLOOKUP([.B19]; [.$F$3:.$G$7]; 2; 0)" office:value-type="string" office:string-value="Field" calcext:value-type="string">
            <text:p>Fie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LC_Mission_0016</text:p>
          </table:table-cell>
          <table:table-cell table:formula="of:=IF(LEFT([.A20];3)=&quot;DLC&quot;;-1;VALUE(RIGHT([.A20];2))-(MID([.A20];9;2)=&quot;01&quot;))" office:value-type="float" office:value="-1" calcext:value-type="float">
            <text:p>-1</text:p>
          </table:table-cell>
          <table:table-cell office:value-type="string" calcext:value-type="string">
            <text:p>[Solo Boss] Gheek Dongora</text:p>
          </table:table-cell>
          <table:table-cell table:formula="of:=VLOOKUP([.B20]; [.$F$3:.$G$7]; 2; 0)" office:value-type="string" office:string-value="DLC" calcext:value-type="string">
            <text:p>DL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on_01_02</text:p>
          </table:table-cell>
          <table:table-cell table:formula="of:=IF(LEFT([.A21];3)=&quot;DLC&quot;;-1;VALUE(RIGHT([.A21];2))-(MID([.A21];9;2)=&quot;01&quot;))" office:value-type="float" office:value="1" calcext:value-type="float">
            <text:p>1</text:p>
          </table:table-cell>
          <table:table-cell office:value-type="string" calcext:value-type="string">
            <text:p>Crescent moon over the Arena</text:p>
          </table:table-cell>
          <table:table-cell table:formula="of:=VLOOKUP([.B21]; [.$F$3:.$G$7]; 2; 0)" office:value-type="string" office:string-value="VS" calcext:value-type="string">
            <text:p>V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on_01_02</text:p>
          </table:table-cell>
          <table:table-cell table:formula="of:=IF(LEFT([.A22];3)=&quot;DLC&quot;;-1;VALUE(RIGHT([.A22];2))-(MID([.A22];9;2)=&quot;01&quot;))" office:value-type="float" office:value="1" calcext:value-type="float">
            <text:p>1</text:p>
          </table:table-cell>
          <table:table-cell office:value-type="string" calcext:value-type="string">
            <text:p>Will the Angry Wolf See a Full Moon?</text:p>
          </table:table-cell>
          <table:table-cell table:formula="of:=VLOOKUP([.B22]; [.$F$3:.$G$7]; 2; 0)" office:value-type="string" office:string-value="VS" calcext:value-type="string">
            <text:p>V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on_01_02</text:p>
          </table:table-cell>
          <table:table-cell table:formula="of:=IF(LEFT([.A23];3)=&quot;DLC&quot;;-1;VALUE(RIGHT([.A23];2))-(MID([.A23];9;2)=&quot;01&quot;))" office:value-type="float" office:value="1" calcext:value-type="float">
            <text:p>1</text:p>
          </table:table-cell>
          <table:table-cell office:value-type="string" calcext:value-type="string">
            <text:p>The Gallant, if Merciless, Knight</text:p>
          </table:table-cell>
          <table:table-cell table:formula="of:=VLOOKUP([.B23]; [.$F$3:.$G$7]; 2; 0)" office:value-type="string" office:string-value="VS" calcext:value-type="string">
            <text:p>V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on_01_03</text:p>
          </table:table-cell>
          <table:table-cell table:formula="of:=IF(LEFT([.A24];3)=&quot;DLC&quot;;-1;VALUE(RIGHT([.A24];2))-(MID([.A24];9;2)=&quot;01&quot;))" office:value-type="float" office:value="2" calcext:value-type="float">
            <text:p>2</text:p>
          </table:table-cell>
          <table:table-cell office:value-type="string" calcext:value-type="string">
            <text:p>Archfiend of Valor</text:p>
          </table:table-cell>
          <table:table-cell table:formula="of:=VLOOKUP([.B24]; [.$F$3:.$G$7]; 2; 0)" office:value-type="string" office:string-value="Dungeon" calcext:value-type="string">
            <text:p>Dunge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on_01_03</text:p>
          </table:table-cell>
          <table:table-cell table:formula="of:=IF(LEFT([.A25];3)=&quot;DLC&quot;;-1;VALUE(RIGHT([.A25];2))-(MID([.A25];9;2)=&quot;01&quot;))" office:value-type="float" office:value="2" calcext:value-type="float">
            <text:p>2</text:p>
          </table:table-cell>
          <table:table-cell office:value-type="string" calcext:value-type="string">
            <text:p>The Dauntless Dragon, Majidonga</text:p>
          </table:table-cell>
          <table:table-cell table:formula="of:=VLOOKUP([.B25]; [.$F$3:.$G$7]; 2; 0)" office:value-type="string" office:string-value="Dungeon" calcext:value-type="string">
            <text:p>Dunge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LC_Mission_0038</text:p>
          </table:table-cell>
          <table:table-cell table:formula="of:=IF(LEFT([.A26];3)=&quot;DLC&quot;;-1;VALUE(RIGHT([.A26];2))-(MID([.A26];9;2)=&quot;01&quot;))" office:value-type="float" office:value="-1" calcext:value-type="float">
            <text:p>-1</text:p>
          </table:table-cell>
          <table:table-cell office:value-type="string" calcext:value-type="string">
            <text:p>[Gaiden] Garuru</text:p>
          </table:table-cell>
          <table:table-cell table:formula="of:=VLOOKUP([.B26]; [.$F$3:.$G$7]; 2; 0)" office:value-type="string" office:string-value="DLC" calcext:value-type="string">
            <text:p>DL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LC_Mission_0039</text:p>
          </table:table-cell>
          <table:table-cell table:formula="of:=IF(LEFT([.A27];3)=&quot;DLC&quot;;-1;VALUE(RIGHT([.A27];2))-(MID([.A27];9;2)=&quot;01&quot;))" office:value-type="float" office:value="-1" calcext:value-type="float">
            <text:p>-1</text:p>
          </table:table-cell>
          <table:table-cell office:value-type="string" calcext:value-type="string">
            <text:p>[Gaiden] Cosmos Serpent Baros</text:p>
          </table:table-cell>
          <table:table-cell table:formula="of:=VLOOKUP([.B27]; [.$F$3:.$G$7]; 2; 0)" office:value-type="string" office:string-value="DLC" calcext:value-type="string">
            <text:p>DL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LC_Mission_0040</text:p>
          </table:table-cell>
          <table:table-cell table:formula="of:=IF(LEFT([.A28];3)=&quot;DLC&quot;;-1;VALUE(RIGHT([.A28];2))-(MID([.A28];9;2)=&quot;01&quot;))" office:value-type="float" office:value="-1" calcext:value-type="float">
            <text:p>-1</text:p>
          </table:table-cell>
          <table:table-cell office:value-type="string" calcext:value-type="string">
            <text:p>[Gaiden] Cosmos Serpent Garos</text:p>
          </table:table-cell>
          <table:table-cell table:formula="of:=VLOOKUP([.B28]; [.$F$3:.$G$7]; 2; 0)" office:value-type="string" office:string-value="DLC" calcext:value-type="string">
            <text:p>DL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LC_Mission_0041</text:p>
          </table:table-cell>
          <table:table-cell table:formula="of:=IF(LEFT([.A29];3)=&quot;DLC&quot;;-1;VALUE(RIGHT([.A29];2))-(MID([.A29];9;2)=&quot;01&quot;))" office:value-type="float" office:value="-1" calcext:value-type="float">
            <text:p>-1</text:p>
          </table:table-cell>
          <table:table-cell office:value-type="string" calcext:value-type="string">
            <text:p>[Gaiden] Cosmos Serpent Waros</text:p>
          </table:table-cell>
          <table:table-cell table:formula="of:=VLOOKUP([.B29]; [.$F$3:.$G$7]; 2; 0)" office:value-type="string" office:string-value="DLC" calcext:value-type="string">
            <text:p>DL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on_01_04</text:p>
          </table:table-cell>
          <table:table-cell table:formula="of:=IF(LEFT([.A30];3)=&quot;DLC&quot;;-1;VALUE(RIGHT([.A30];2))-(MID([.A30];9;2)=&quot;01&quot;))" office:value-type="float" office:value="3" calcext:value-type="float">
            <text:p>3</text:p>
          </table:table-cell>
          <table:table-cell office:value-type="string" calcext:value-type="string">
            <text:p>[Multi] Fire Dragon Valo</text:p>
          </table:table-cell>
          <table:table-cell table:formula="of:=VLOOKUP([.B30]; [.$F$3:.$G$7]; 2; 0)" office:value-type="string" office:string-value="MultiDungeon" calcext:value-type="string">
            <text:p>MultiDunge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LC_Mission_0043</text:p>
          </table:table-cell>
          <table:table-cell table:formula="of:=IF(LEFT([.A31];3)=&quot;DLC&quot;;-1;VALUE(RIGHT([.A31];2))-(MID([.A31];9;2)=&quot;01&quot;))" office:value-type="float" office:value="-1" calcext:value-type="float">
            <text:p>-1</text:p>
          </table:table-cell>
          <table:table-cell office:value-type="string" calcext:value-type="string">
            <text:p>[Solo Boss] Gigante King</text:p>
          </table:table-cell>
          <table:table-cell table:formula="of:=VLOOKUP([.B31]; [.$F$3:.$G$7]; 2; 0)" office:value-type="string" office:string-value="DLC" calcext:value-type="string">
            <text:p>DL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LC_Mission_0044</text:p>
          </table:table-cell>
          <table:table-cell table:formula="of:=IF(LEFT([.A32];3)=&quot;DLC&quot;;-1;VALUE(RIGHT([.A32];2))-(MID([.A32];9;2)=&quot;01&quot;))" office:value-type="float" office:value="-1" calcext:value-type="float">
            <text:p>-1</text:p>
          </table:table-cell>
          <table:table-cell office:value-type="string" calcext:value-type="string">
            <text:p>[Solo Boss] Manboth</text:p>
          </table:table-cell>
          <table:table-cell table:formula="of:=VLOOKUP([.B32]; [.$F$3:.$G$7]; 2; 0)" office:value-type="string" office:string-value="DLC" calcext:value-type="string">
            <text:p>DL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LC_Mission_0045</text:p>
          </table:table-cell>
          <table:table-cell table:formula="of:=IF(LEFT([.A33];3)=&quot;DLC&quot;;-1;VALUE(RIGHT([.A33];2))-(MID([.A33];9;2)=&quot;01&quot;))" office:value-type="float" office:value="-1" calcext:value-type="float">
            <text:p>-1</text:p>
          </table:table-cell>
          <table:table-cell office:value-type="string" calcext:value-type="string">
            <text:p>[Solo Boss] Centura</text:p>
          </table:table-cell>
          <table:table-cell table:formula="of:=VLOOKUP([.B33]; [.$F$3:.$G$7]; 2; 0)" office:value-type="string" office:string-value="DLC" calcext:value-type="string">
            <text:p>DL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LC_Mission_0046</text:p>
          </table:table-cell>
          <table:table-cell table:formula="of:=IF(LEFT([.A34];3)=&quot;DLC&quot;;-1;VALUE(RIGHT([.A34];2))-(MID([.A34];9;2)=&quot;01&quot;))" office:value-type="float" office:value="-1" calcext:value-type="float">
            <text:p>-1</text:p>
          </table:table-cell>
          <table:table-cell office:value-type="string" calcext:value-type="string">
            <text:p>[Solo Boss] Zaknel</text:p>
          </table:table-cell>
          <table:table-cell table:formula="of:=VLOOKUP([.B34]; [.$F$3:.$G$7]; 2; 0)" office:value-type="string" office:string-value="DLC" calcext:value-type="string">
            <text:p>DL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LC_Mission_0047</text:p>
          </table:table-cell>
          <table:table-cell table:formula="of:=IF(LEFT([.A35];3)=&quot;DLC&quot;;-1;VALUE(RIGHT([.A35];2))-(MID([.A35];9;2)=&quot;01&quot;))" office:value-type="float" office:value="-1" calcext:value-type="float">
            <text:p>-1</text:p>
          </table:table-cell>
          <table:table-cell office:value-type="string" calcext:value-type="string">
            <text:p>[Solo Boss] Mochichichi</text:p>
          </table:table-cell>
          <table:table-cell table:formula="of:=VLOOKUP([.B35]; [.$F$3:.$G$7]; 2; 0)" office:value-type="string" office:string-value="DLC" calcext:value-type="string">
            <text:p>DL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LC_Mission_0048</text:p>
          </table:table-cell>
          <table:table-cell table:formula="of:=IF(LEFT([.A36];3)=&quot;DLC&quot;;-1;VALUE(RIGHT([.A36];2))-(MID([.A36];9;2)=&quot;01&quot;))" office:value-type="float" office:value="-1" calcext:value-type="float">
            <text:p>-1</text:p>
          </table:table-cell>
          <table:table-cell office:value-type="string" calcext:value-type="string">
            <text:p>[Solo Boss] Goruru</text:p>
          </table:table-cell>
          <table:table-cell table:formula="of:=VLOOKUP([.B36]; [.$F$3:.$G$7]; 2; 0)" office:value-type="string" office:string-value="DLC" calcext:value-type="string">
            <text:p>DL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LC_Mission_0049</text:p>
          </table:table-cell>
          <table:table-cell table:formula="of:=IF(LEFT([.A37];3)=&quot;DLC&quot;;-1;VALUE(RIGHT([.A37];2))-(MID([.A37];9;2)=&quot;01&quot;))" office:value-type="float" office:value="-1" calcext:value-type="float">
            <text:p>-1</text:p>
          </table:table-cell>
          <table:table-cell office:value-type="string" calcext:value-type="string">
            <text:p>[Solo Boss] The Other Vessel</text:p>
          </table:table-cell>
          <table:table-cell table:formula="of:=VLOOKUP([.B37]; [.$F$3:.$G$7]; 2; 0)" office:value-type="string" office:string-value="DLC" calcext:value-type="string">
            <text:p>DL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on_02_00</text:p>
          </table:table-cell>
          <table:table-cell table:formula="of:=IF(LEFT([.A38];3)=&quot;DLC&quot;;-1;VALUE(RIGHT([.A38];2))-(MID([.A38];9;2)=&quot;01&quot;))" office:value-type="float" office:value="0" calcext:value-type="float">
            <text:p>0</text:p>
          </table:table-cell>
          <table:table-cell office:value-type="string" calcext:value-type="string">
            <text:p>Big Chills in Pure Snow</text:p>
          </table:table-cell>
          <table:table-cell table:formula="of:=VLOOKUP([.B38]; [.$F$3:.$G$7]; 2; 0)" office:value-type="string" office:string-value="Field" calcext:value-type="string">
            <text:p>Fie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on_02_00</text:p>
          </table:table-cell>
          <table:table-cell table:formula="of:=IF(LEFT([.A39];3)=&quot;DLC&quot;;-1;VALUE(RIGHT([.A39];2))-(MID([.A39];9;2)=&quot;01&quot;))" office:value-type="float" office:value="0" calcext:value-type="float">
            <text:p>0</text:p>
          </table:table-cell>
          <table:table-cell office:value-type="string" calcext:value-type="string">
            <text:p>Naughtyfins and the Ice Forest of Introversion</text:p>
          </table:table-cell>
          <table:table-cell table:formula="of:=VLOOKUP([.B39]; [.$F$3:.$G$7]; 2; 0)" office:value-type="string" office:string-value="Field" calcext:value-type="string">
            <text:p>Fie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on_02_00</text:p>
          </table:table-cell>
          <table:table-cell table:formula="of:=IF(LEFT([.A40];3)=&quot;DLC&quot;;-1;VALUE(RIGHT([.A40];2))-(MID([.A40];9;2)=&quot;01&quot;))" office:value-type="float" office:value="0" calcext:value-type="float">
            <text:p>0</text:p>
          </table:table-cell>
          <table:table-cell office:value-type="string" calcext:value-type="string">
            <text:p>Manboth, Lord of the Snow Field</text:p>
          </table:table-cell>
          <table:table-cell table:formula="of:=VLOOKUP([.B40]; [.$F$3:.$G$7]; 2; 0)" office:value-type="string" office:string-value="Field" calcext:value-type="string">
            <text:p>Fie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on_02_00</text:p>
          </table:table-cell>
          <table:table-cell table:formula="of:=IF(LEFT([.A41];3)=&quot;DLC&quot;;-1;VALUE(RIGHT([.A41];2))-(MID([.A41];9;2)=&quot;01&quot;))" office:value-type="float" office:value="0" calcext:value-type="float">
            <text:p>0</text:p>
          </table:table-cell>
          <table:table-cell office:value-type="string" calcext:value-type="string">
            <text:p>Hibernating Dragon</text:p>
          </table:table-cell>
          <table:table-cell table:formula="of:=VLOOKUP([.B41]; [.$F$3:.$G$7]; 2; 0)" office:value-type="string" office:string-value="Field" calcext:value-type="string">
            <text:p>Fie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on_02_00</text:p>
          </table:table-cell>
          <table:table-cell table:formula="of:=IF(LEFT([.A42];3)=&quot;DLC&quot;;-1;VALUE(RIGHT([.A42];2))-(MID([.A42];9;2)=&quot;01&quot;))" office:value-type="float" office:value="0" calcext:value-type="float">
            <text:p>0</text:p>
          </table:table-cell>
          <table:table-cell office:value-type="string" calcext:value-type="string">
            <text:p>Ultimate Dragon Kacchindonga</text:p>
          </table:table-cell>
          <table:table-cell table:formula="of:=VLOOKUP([.B42]; [.$F$3:.$G$7]; 2; 0)" office:value-type="string" office:string-value="Field" calcext:value-type="string">
            <text:p>Fie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on_02_00</text:p>
          </table:table-cell>
          <table:table-cell table:formula="of:=IF(LEFT([.A43];3)=&quot;DLC&quot;;-1;VALUE(RIGHT([.A43];2))-(MID([.A43];9;2)=&quot;01&quot;))" office:value-type="float" office:value="0" calcext:value-type="float">
            <text:p>0</text:p>
          </table:table-cell>
          <table:table-cell office:value-type="string" calcext:value-type="string">
            <text:p>Blizzard Tower and the Bonedeth Brigade</text:p>
          </table:table-cell>
          <table:table-cell table:formula="of:=VLOOKUP([.B43]; [.$F$3:.$G$7]; 2; 0)" office:value-type="string" office:string-value="Field" calcext:value-type="string">
            <text:p>Fie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LC_Mission_0059</text:p>
          </table:table-cell>
          <table:table-cell table:formula="of:=IF(LEFT([.A44];3)=&quot;DLC&quot;;-1;VALUE(RIGHT([.A44];2))-(MID([.A44];9;2)=&quot;01&quot;))" office:value-type="float" office:value="-1" calcext:value-type="float">
            <text:p>-1</text:p>
          </table:table-cell>
          <table:table-cell office:value-type="string" calcext:value-type="string">
            <text:p>[Hunt] Mt. Gonrok</text:p>
          </table:table-cell>
          <table:table-cell table:formula="of:=VLOOKUP([.B44]; [.$F$3:.$G$7]; 2; 0)" office:value-type="string" office:string-value="DLC" calcext:value-type="string">
            <text:p>DL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LC_Mission_0060</text:p>
          </table:table-cell>
          <table:table-cell table:formula="of:=IF(LEFT([.A45];3)=&quot;DLC&quot;;-1;VALUE(RIGHT([.A45];2))-(MID([.A45];9;2)=&quot;01&quot;))" office:value-type="float" office:value="-1" calcext:value-type="float">
            <text:p>-1</text:p>
          </table:table-cell>
          <table:table-cell office:value-type="string" calcext:value-type="string">
            <text:p>[Hunt] Bryun Snowfield</text:p>
          </table:table-cell>
          <table:table-cell table:formula="of:=VLOOKUP([.B45]; [.$F$3:.$G$7]; 2; 0)" office:value-type="string" office:string-value="DLC" calcext:value-type="string">
            <text:p>DL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LC_Mission_0061</text:p>
          </table:table-cell>
          <table:table-cell table:formula="of:=IF(LEFT([.A46];3)=&quot;DLC&quot;;-1;VALUE(RIGHT([.A46];2))-(MID([.A46];9;2)=&quot;01&quot;))" office:value-type="float" office:value="-1" calcext:value-type="float">
            <text:p>-1</text:p>
          </table:table-cell>
          <table:table-cell office:value-type="string" calcext:value-type="string">
            <text:p>[Hunt] Maokan Desert</text:p>
          </table:table-cell>
          <table:table-cell table:formula="of:=VLOOKUP([.B46]; [.$F$3:.$G$7]; 2; 0)" office:value-type="string" office:string-value="DLC" calcext:value-type="string">
            <text:p>DL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on_02_01</text:p>
          </table:table-cell>
          <table:table-cell table:formula="of:=IF(LEFT([.A47];3)=&quot;DLC&quot;;-1;VALUE(RIGHT([.A47];2))-(MID([.A47];9;2)=&quot;01&quot;))" office:value-type="float" office:value="1" calcext:value-type="float">
            <text:p>1</text:p>
          </table:table-cell>
          <table:table-cell office:value-type="string" calcext:value-type="string">
            <text:p>A Mermaid’s Tears and the Great Snow Race</text:p>
          </table:table-cell>
          <table:table-cell table:formula="of:=VLOOKUP([.B47]; [.$F$3:.$G$7]; 2; 0)" office:value-type="string" office:string-value="VS" calcext:value-type="string">
            <text:p>V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on_02_01</text:p>
          </table:table-cell>
          <table:table-cell table:formula="of:=IF(LEFT([.A48];3)=&quot;DLC&quot;;-1;VALUE(RIGHT([.A48];2))-(MID([.A48];9;2)=&quot;01&quot;))" office:value-type="float" office:value="1" calcext:value-type="float">
            <text:p>1</text:p>
          </table:table-cell>
          <table:table-cell office:value-type="string" calcext:value-type="string">
            <text:p>Ephemeral Dreams Dashed</text:p>
          </table:table-cell>
          <table:table-cell table:formula="of:=VLOOKUP([.B48]; [.$F$3:.$G$7]; 2; 0)" office:value-type="string" office:string-value="VS" calcext:value-type="string">
            <text:p>V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on_02_01</text:p>
          </table:table-cell>
          <table:table-cell table:formula="of:=IF(LEFT([.A49];3)=&quot;DLC&quot;;-1;VALUE(RIGHT([.A49];2))-(MID([.A49];9;2)=&quot;01&quot;))" office:value-type="float" office:value="1" calcext:value-type="float">
            <text:p>1</text:p>
          </table:table-cell>
          <table:table-cell office:value-type="string" calcext:value-type="string">
            <text:p>The Great Race for Pride</text:p>
          </table:table-cell>
          <table:table-cell table:formula="of:=VLOOKUP([.B49]; [.$F$3:.$G$7]; 2; 0)" office:value-type="string" office:string-value="VS" calcext:value-type="string">
            <text:p>V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on_02_02</text:p>
          </table:table-cell>
          <table:table-cell table:formula="of:=IF(LEFT([.A50];3)=&quot;DLC&quot;;-1;VALUE(RIGHT([.A50];2))-(MID([.A50];9;2)=&quot;01&quot;))" office:value-type="float" office:value="2" calcext:value-type="float">
            <text:p>2</text:p>
          </table:table-cell>
          <table:table-cell office:value-type="string" calcext:value-type="string">
            <text:p>Archfiend of Purity</text:p>
          </table:table-cell>
          <table:table-cell table:formula="of:=VLOOKUP([.B50]; [.$F$3:.$G$7]; 2; 0)" office:value-type="string" office:string-value="Dungeon" calcext:value-type="string">
            <text:p>Dunge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on_02_02</text:p>
          </table:table-cell>
          <table:table-cell table:formula="of:=IF(LEFT([.A51];3)=&quot;DLC&quot;;-1;VALUE(RIGHT([.A51];2))-(MID([.A51];9;2)=&quot;01&quot;))" office:value-type="float" office:value="2" calcext:value-type="float">
            <text:p>2</text:p>
          </table:table-cell>
          <table:table-cell office:value-type="string" calcext:value-type="string">
            <text:p>Dogaeen the Steel Colossus</text:p>
          </table:table-cell>
          <table:table-cell table:formula="of:=VLOOKUP([.B51]; [.$F$3:.$G$7]; 2; 0)" office:value-type="string" office:string-value="Dungeon" calcext:value-type="string">
            <text:p>Dunge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on_02_03</text:p>
          </table:table-cell>
          <table:table-cell table:formula="of:=IF(LEFT([.A52];3)=&quot;DLC&quot;;-1;VALUE(RIGHT([.A52];2))-(MID([.A52];9;2)=&quot;01&quot;))" office:value-type="float" office:value="3" calcext:value-type="float">
            <text:p>3</text:p>
          </table:table-cell>
          <table:table-cell office:value-type="string" calcext:value-type="string">
            <text:p>[Multi] Ice Dragon Inosen</text:p>
          </table:table-cell>
          <table:table-cell table:formula="of:=VLOOKUP([.B52]; [.$F$3:.$G$7]; 2; 0)" office:value-type="string" office:string-value="MultiDungeon" calcext:value-type="string">
            <text:p>MultiDunge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on_03_00</text:p>
          </table:table-cell>
          <table:table-cell table:formula="of:=IF(LEFT([.A53];3)=&quot;DLC&quot;;-1;VALUE(RIGHT([.A53];2))-(MID([.A53];9;2)=&quot;01&quot;))" office:value-type="float" office:value="0" calcext:value-type="float">
            <text:p>0</text:p>
          </table:table-cell>
          <table:table-cell office:value-type="string" calcext:value-type="string">
            <text:p>Underworld Guard Dog of the Pass</text:p>
          </table:table-cell>
          <table:table-cell table:formula="of:=VLOOKUP([.B53]; [.$F$3:.$G$7]; 2; 0)" office:value-type="string" office:string-value="Field" calcext:value-type="string">
            <text:p>Fie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on_03_00</text:p>
          </table:table-cell>
          <table:table-cell table:formula="of:=IF(LEFT([.A54];3)=&quot;DLC&quot;;-1;VALUE(RIGHT([.A54];2))-(MID([.A54];9;2)=&quot;01&quot;))" office:value-type="float" office:value="0" calcext:value-type="float">
            <text:p>0</text:p>
          </table:table-cell>
          <table:table-cell office:value-type="string" calcext:value-type="string">
            <text:p>Standoffish Sonarchy and the Perilous Mist</text:p>
          </table:table-cell>
          <table:table-cell table:formula="of:=VLOOKUP([.B54]; [.$F$3:.$G$7]; 2; 0)" office:value-type="string" office:string-value="Field" calcext:value-type="string">
            <text:p>Fie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on_03_00</text:p>
          </table:table-cell>
          <table:table-cell table:formula="of:=IF(LEFT([.A55];3)=&quot;DLC&quot;;-1;VALUE(RIGHT([.A55];2))-(MID([.A55];9;2)=&quot;01&quot;))" office:value-type="float" office:value="0" calcext:value-type="float">
            <text:p>0</text:p>
          </table:table-cell>
          <table:table-cell office:value-type="string" calcext:value-type="string">
            <text:p>Thunder Lion of Svanki Pass</text:p>
          </table:table-cell>
          <table:table-cell table:formula="of:=VLOOKUP([.B55]; [.$F$3:.$G$7]; 2; 0)" office:value-type="string" office:string-value="Field" calcext:value-type="string">
            <text:p>Fie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on_03_00</text:p>
          </table:table-cell>
          <table:table-cell table:formula="of:=IF(LEFT([.A56];3)=&quot;DLC&quot;;-1;VALUE(RIGHT([.A56];2))-(MID([.A56];9;2)=&quot;01&quot;))" office:value-type="float" office:value="0" calcext:value-type="float">
            <text:p>0</text:p>
          </table:table-cell>
          <table:table-cell office:value-type="string" calcext:value-type="string">
            <text:p>Rocky Range Golem and Bonedeth Brigade</text:p>
          </table:table-cell>
          <table:table-cell table:formula="of:=VLOOKUP([.B56]; [.$F$3:.$G$7]; 2; 0)" office:value-type="string" office:string-value="Field" calcext:value-type="string">
            <text:p>Fie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on_03_00</text:p>
          </table:table-cell>
          <table:table-cell table:formula="of:=IF(LEFT([.A57];3)=&quot;DLC&quot;;-1;VALUE(RIGHT([.A57];2))-(MID([.A57];9;2)=&quot;01&quot;))" office:value-type="float" office:value="0" calcext:value-type="float">
            <text:p>0</text:p>
          </table:table-cell>
          <table:table-cell office:value-type="string" calcext:value-type="string">
            <text:p>Centura of the Mist</text:p>
          </table:table-cell>
          <table:table-cell table:formula="of:=VLOOKUP([.B57]; [.$F$3:.$G$7]; 2; 0)" office:value-type="string" office:string-value="Field" calcext:value-type="string">
            <text:p>Fie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on_03_01</text:p>
          </table:table-cell>
          <table:table-cell table:formula="of:=IF(LEFT([.A58];3)=&quot;DLC&quot;;-1;VALUE(RIGHT([.A58];2))-(MID([.A58];9;2)=&quot;01&quot;))" office:value-type="float" office:value="1" calcext:value-type="float">
            <text:p>1</text:p>
          </table:table-cell>
          <table:table-cell office:value-type="string" calcext:value-type="string">
            <text:p>Bird or Beast? Offence or Defence?</text:p>
          </table:table-cell>
          <table:table-cell table:formula="of:=VLOOKUP([.B58]; [.$F$3:.$G$7]; 2; 0)" office:value-type="string" office:string-value="VS" calcext:value-type="string">
            <text:p>V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on_03_01</text:p>
          </table:table-cell>
          <table:table-cell table:formula="of:=IF(LEFT([.A59];3)=&quot;DLC&quot;;-1;VALUE(RIGHT([.A59];2))-(MID([.A59];9;2)=&quot;01&quot;))" office:value-type="float" office:value="1" calcext:value-type="float">
            <text:p>1</text:p>
          </table:table-cell>
          <table:table-cell office:value-type="string" calcext:value-type="string">
            <text:p>Total Ultrasonic Air Defence!</text:p>
          </table:table-cell>
          <table:table-cell table:formula="of:=VLOOKUP([.B59]; [.$F$3:.$G$7]; 2; 0)" office:value-type="string" office:string-value="VS" calcext:value-type="string">
            <text:p>V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on_03_01</text:p>
          </table:table-cell>
          <table:table-cell table:formula="of:=IF(LEFT([.A60];3)=&quot;DLC&quot;;-1;VALUE(RIGHT([.A60];2))-(MID([.A60];9;2)=&quot;01&quot;))" office:value-type="float" office:value="1" calcext:value-type="float">
            <text:p>1</text:p>
          </table:table-cell>
          <table:table-cell office:value-type="string" calcext:value-type="string">
            <text:p>Two Versions of Justice</text:p>
          </table:table-cell>
          <table:table-cell table:formula="of:=VLOOKUP([.B60]; [.$F$3:.$G$7]; 2; 0)" office:value-type="string" office:string-value="VS" calcext:value-type="string">
            <text:p>V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on_03_02</text:p>
          </table:table-cell>
          <table:table-cell table:formula="of:=IF(LEFT([.A61];3)=&quot;DLC&quot;;-1;VALUE(RIGHT([.A61];2))-(MID([.A61];9;2)=&quot;01&quot;))" office:value-type="float" office:value="2" calcext:value-type="float">
            <text:p>2</text:p>
          </table:table-cell>
          <table:table-cell office:value-type="string" calcext:value-type="string">
            <text:p>Archfiend of Justice</text:p>
          </table:table-cell>
          <table:table-cell table:formula="of:=VLOOKUP([.B61]; [.$F$3:.$G$7]; 2; 0)" office:value-type="string" office:string-value="Dungeon" calcext:value-type="string">
            <text:p>Dunge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on_03_02</text:p>
          </table:table-cell>
          <table:table-cell table:formula="of:=IF(LEFT([.A62];3)=&quot;DLC&quot;;-1;VALUE(RIGHT([.A62];2))-(MID([.A62];9;2)=&quot;01&quot;))" office:value-type="float" office:value="2" calcext:value-type="float">
            <text:p>2</text:p>
          </table:table-cell>
          <table:table-cell office:value-type="string" calcext:value-type="string">
            <text:p>Mobile Biofortress Ganodias</text:p>
          </table:table-cell>
          <table:table-cell table:formula="of:=VLOOKUP([.B62]; [.$F$3:.$G$7]; 2; 0)" office:value-type="string" office:string-value="Dungeon" calcext:value-type="string">
            <text:p>Dunge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on_03_03</text:p>
          </table:table-cell>
          <table:table-cell table:formula="of:=IF(LEFT([.A63];3)=&quot;DLC&quot;;-1;VALUE(RIGHT([.A63];2))-(MID([.A63];9;2)=&quot;01&quot;))" office:value-type="float" office:value="3" calcext:value-type="float">
            <text:p>3</text:p>
          </table:table-cell>
          <table:table-cell office:value-type="string" calcext:value-type="string">
            <text:p>[Multi] Thunder Beast Justi</text:p>
          </table:table-cell>
          <table:table-cell table:formula="of:=VLOOKUP([.B63]; [.$F$3:.$G$7]; 2; 0)" office:value-type="string" office:string-value="MultiDungeon" calcext:value-type="string">
            <text:p>MultiDunge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on_04_00</text:p>
          </table:table-cell>
          <table:table-cell table:formula="of:=IF(LEFT([.A64];3)=&quot;DLC&quot;;-1;VALUE(RIGHT([.A64];2))-(MID([.A64];9;2)=&quot;01&quot;))" office:value-type="float" office:value="0" calcext:value-type="float">
            <text:p>0</text:p>
          </table:table-cell>
          <table:table-cell office:value-type="string" calcext:value-type="string">
            <text:p>Man-eating Shark of Nuchara Swamp</text:p>
          </table:table-cell>
          <table:table-cell table:formula="of:=VLOOKUP([.B64]; [.$F$3:.$G$7]; 2; 0)" office:value-type="string" office:string-value="Field" calcext:value-type="string">
            <text:p>Fie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on_04_00</text:p>
          </table:table-cell>
          <table:table-cell table:formula="of:=IF(LEFT([.A65];3)=&quot;DLC&quot;;-1;VALUE(RIGHT([.A65];2))-(MID([.A65];9;2)=&quot;01&quot;))" office:value-type="float" office:value="0" calcext:value-type="float">
            <text:p>0</text:p>
          </table:table-cell>
          <table:table-cell office:value-type="string" calcext:value-type="string">
            <text:p>Duel with Ravenous in Tahi-Tahi Forest</text:p>
          </table:table-cell>
          <table:table-cell table:formula="of:=VLOOKUP([.B65]; [.$F$3:.$G$7]; 2; 0)" office:value-type="string" office:string-value="Field" calcext:value-type="string">
            <text:p>Fie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on_04_00</text:p>
          </table:table-cell>
          <table:table-cell table:formula="of:=IF(LEFT([.A66];3)=&quot;DLC&quot;;-1;VALUE(RIGHT([.A66];2))-(MID([.A66];9;2)=&quot;01&quot;))" office:value-type="float" office:value="0" calcext:value-type="float">
            <text:p>0</text:p>
          </table:table-cell>
          <table:table-cell office:value-type="string" calcext:value-type="string">
            <text:p>Cinder Beast Deth Treant</text:p>
          </table:table-cell>
          <table:table-cell table:formula="of:=VLOOKUP([.B66]; [.$F$3:.$G$7]; 2; 0)" office:value-type="string" office:string-value="Field" calcext:value-type="string">
            <text:p>Fie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on_04_00</text:p>
          </table:table-cell>
          <table:table-cell table:formula="of:=IF(LEFT([.A67];3)=&quot;DLC&quot;;-1;VALUE(RIGHT([.A67];2))-(MID([.A67];9;2)=&quot;01&quot;))" office:value-type="float" office:value="0" calcext:value-type="float">
            <text:p>0</text:p>
          </table:table-cell>
          <table:table-cell office:value-type="string" calcext:value-type="string">
            <text:p>Bonedeth Brigade in Tahi-Tahi Forest</text:p>
          </table:table-cell>
          <table:table-cell table:formula="of:=VLOOKUP([.B67]; [.$F$3:.$G$7]; 2; 0)" office:value-type="string" office:string-value="Field" calcext:value-type="string">
            <text:p>Fie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on_04_00</text:p>
          </table:table-cell>
          <table:table-cell table:formula="of:=IF(LEFT([.A68];3)=&quot;DLC&quot;;-1;VALUE(RIGHT([.A68];2))-(MID([.A68];9;2)=&quot;01&quot;))" office:value-type="float" office:value="0" calcext:value-type="float">
            <text:p>0</text:p>
          </table:table-cell>
          <table:table-cell office:value-type="string" calcext:value-type="string">
            <text:p>Terribird Mochichichi</text:p>
          </table:table-cell>
          <table:table-cell table:formula="of:=VLOOKUP([.B68]; [.$F$3:.$G$7]; 2; 0)" office:value-type="string" office:string-value="Field" calcext:value-type="string">
            <text:p>Fie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on_04_01</text:p>
          </table:table-cell>
          <table:table-cell table:formula="of:=IF(LEFT([.A69];3)=&quot;DLC&quot;;-1;VALUE(RIGHT([.A69];2))-(MID([.A69];9;2)=&quot;01&quot;))" office:value-type="float" office:value="1" calcext:value-type="float">
            <text:p>1</text:p>
          </table:table-cell>
          <table:table-cell office:value-type="string" calcext:value-type="string">
            <text:p>A Greedy Raven Spies Three Outposts</text:p>
          </table:table-cell>
          <table:table-cell table:formula="of:=VLOOKUP([.B69]; [.$F$3:.$G$7]; 2; 0)" office:value-type="string" office:string-value="VS" calcext:value-type="string">
            <text:p>V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on_04_01</text:p>
          </table:table-cell>
          <table:table-cell table:formula="of:=IF(LEFT([.A70];3)=&quot;DLC&quot;;-1;VALUE(RIGHT([.A70];2))-(MID([.A70];9;2)=&quot;01&quot;))" office:value-type="float" office:value="1" calcext:value-type="float">
            <text:p>1</text:p>
          </table:table-cell>
          <table:table-cell office:value-type="string" calcext:value-type="string">
            <text:p>Anything for Rare Item</text:p>
          </table:table-cell>
          <table:table-cell table:formula="of:=VLOOKUP([.B70]; [.$F$3:.$G$7]; 2; 0)" office:value-type="string" office:string-value="VS" calcext:value-type="string">
            <text:p>V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on_04_01</text:p>
          </table:table-cell>
          <table:table-cell table:formula="of:=IF(LEFT([.A71];3)=&quot;DLC&quot;;-1;VALUE(RIGHT([.A71];2))-(MID([.A71];9;2)=&quot;01&quot;))" office:value-type="float" office:value="1" calcext:value-type="float">
            <text:p>1</text:p>
          </table:table-cell>
          <table:table-cell office:value-type="string" calcext:value-type="string">
            <text:p>Victory! Treasures for All!</text:p>
          </table:table-cell>
          <table:table-cell table:formula="of:=VLOOKUP([.B71]; [.$F$3:.$G$7]; 2; 0)" office:value-type="string" office:string-value="VS" calcext:value-type="string">
            <text:p>V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on_04_02</text:p>
          </table:table-cell>
          <table:table-cell table:formula="of:=IF(LEFT([.A72];3)=&quot;DLC&quot;;-1;VALUE(RIGHT([.A72];2))-(MID([.A72];9;2)=&quot;01&quot;))" office:value-type="float" office:value="2" calcext:value-type="float">
            <text:p>2</text:p>
          </table:table-cell>
          <table:table-cell office:value-type="string" calcext:value-type="string">
            <text:p>Archfiend of Earnestness</text:p>
          </table:table-cell>
          <table:table-cell table:formula="of:=VLOOKUP([.B72]; [.$F$3:.$G$7]; 2; 0)" office:value-type="string" office:string-value="Dungeon" calcext:value-type="string">
            <text:p>Dunge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on_04_02</text:p>
          </table:table-cell>
          <table:table-cell table:formula="of:=IF(LEFT([.A73];3)=&quot;DLC&quot;;-1;VALUE(RIGHT([.A73];2))-(MID([.A73];9;2)=&quot;01&quot;))" office:value-type="float" office:value="2" calcext:value-type="float">
            <text:p>2</text:p>
          </table:table-cell>
          <table:table-cell office:value-type="string" calcext:value-type="string">
            <text:p>Shooshookle, The Instantiable</text:p>
          </table:table-cell>
          <table:table-cell table:formula="of:=VLOOKUP([.B73]; [.$F$3:.$G$7]; 2; 0)" office:value-type="string" office:string-value="Dungeon" calcext:value-type="string">
            <text:p>Dunge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on_04_03</text:p>
          </table:table-cell>
          <table:table-cell table:formula="of:=IF(LEFT([.A74];3)=&quot;DLC&quot;;-1;VALUE(RIGHT([.A74];2))-(MID([.A74];9;2)=&quot;01&quot;))" office:value-type="float" office:value="3" calcext:value-type="float">
            <text:p>3</text:p>
          </table:table-cell>
          <table:table-cell office:value-type="string" calcext:value-type="string">
            <text:p>[Multi] Godtree Feisu</text:p>
          </table:table-cell>
          <table:table-cell table:formula="of:=VLOOKUP([.B74]; [.$F$3:.$G$7]; 2; 0)" office:value-type="string" office:string-value="MultiDungeon" calcext:value-type="string">
            <text:p>MultiDunge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on_05_00</text:p>
          </table:table-cell>
          <table:table-cell table:formula="of:=IF(LEFT([.A75];3)=&quot;DLC&quot;;-1;VALUE(RIGHT([.A75];2))-(MID([.A75];9;2)=&quot;01&quot;))" office:value-type="float" office:value="0" calcext:value-type="float">
            <text:p>0</text:p>
          </table:table-cell>
          <table:table-cell office:value-type="string" calcext:value-type="string">
            <text:p>No Heavenly Bounty on a Scorched Desert</text:p>
          </table:table-cell>
          <table:table-cell table:formula="of:=VLOOKUP([.B75]; [.$F$3:.$G$7]; 2; 0)" office:value-type="string" office:string-value="Field" calcext:value-type="string">
            <text:p>Fie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on_05_00</text:p>
          </table:table-cell>
          <table:table-cell table:formula="of:=IF(LEFT([.A76];3)=&quot;DLC&quot;;-1;VALUE(RIGHT([.A76];2))-(MID([.A76];9;2)=&quot;01&quot;))" office:value-type="float" office:value="0" calcext:value-type="float">
            <text:p>0</text:p>
          </table:table-cell>
          <table:table-cell office:value-type="string" calcext:value-type="string">
            <text:p>Buzzcrave and the Oasis of Eternal Sleep</text:p>
          </table:table-cell>
          <table:table-cell table:formula="of:=VLOOKUP([.B76]; [.$F$3:.$G$7]; 2; 0)" office:value-type="string" office:string-value="Field" calcext:value-type="string">
            <text:p>Fie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on_05_00</text:p>
          </table:table-cell>
          <table:table-cell table:formula="of:=IF(LEFT([.A77];3)=&quot;DLC&quot;;-1;VALUE(RIGHT([.A77];2))-(MID([.A77];9;2)=&quot;01&quot;))" office:value-type="float" office:value="0" calcext:value-type="float">
            <text:p>0</text:p>
          </table:table-cell>
          <table:table-cell office:value-type="string" calcext:value-type="string">
            <text:p>Death, Lord of the Desert</text:p>
          </table:table-cell>
          <table:table-cell table:formula="of:=VLOOKUP([.B77]; [.$F$3:.$G$7]; 2; 0)" office:value-type="string" office:string-value="Field" calcext:value-type="string">
            <text:p>Fie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on_05_00</text:p>
          </table:table-cell>
          <table:table-cell table:formula="of:=IF(LEFT([.A78];3)=&quot;DLC&quot;;-1;VALUE(RIGHT([.A78];2))-(MID([.A78];9;2)=&quot;01&quot;))" office:value-type="float" office:value="0" calcext:value-type="float">
            <text:p>0</text:p>
          </table:table-cell>
          <table:table-cell office:value-type="string" calcext:value-type="string">
            <text:p>Bonedeth and the Oasis of Eternal Sleep</text:p>
          </table:table-cell>
          <table:table-cell table:formula="of:=VLOOKUP([.B78]; [.$F$3:.$G$7]; 2; 0)" office:value-type="string" office:string-value="Field" calcext:value-type="string">
            <text:p>Fie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on_05_00</text:p>
          </table:table-cell>
          <table:table-cell table:formula="of:=IF(LEFT([.A79];3)=&quot;DLC&quot;;-1;VALUE(RIGHT([.A79];2))-(MID([.A79];9;2)=&quot;01&quot;))" office:value-type="float" office:value="0" calcext:value-type="float">
            <text:p>0</text:p>
          </table:table-cell>
          <table:table-cell office:value-type="string" calcext:value-type="string">
            <text:p>Zaknel, King of the Desert</text:p>
          </table:table-cell>
          <table:table-cell table:formula="of:=VLOOKUP([.B79]; [.$F$3:.$G$7]; 2; 0)" office:value-type="string" office:string-value="Field" calcext:value-type="string">
            <text:p>Fie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on_05_01</text:p>
          </table:table-cell>
          <table:table-cell table:formula="of:=IF(LEFT([.A80];3)=&quot;DLC&quot;;-1;VALUE(RIGHT([.A80];2))-(MID([.A80];9;2)=&quot;01&quot;))" office:value-type="float" office:value="1" calcext:value-type="float">
            <text:p>1</text:p>
          </table:table-cell>
          <table:table-cell office:value-type="string" calcext:value-type="string">
            <text:p>All-out Desert Drag Race</text:p>
          </table:table-cell>
          <table:table-cell table:formula="of:=VLOOKUP([.B80]; [.$F$3:.$G$7]; 2; 0)" office:value-type="string" office:string-value="VS" calcext:value-type="string">
            <text:p>V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on_05_01</text:p>
          </table:table-cell>
          <table:table-cell table:formula="of:=IF(LEFT([.A81];3)=&quot;DLC&quot;;-1;VALUE(RIGHT([.A81];2))-(MID([.A81];9;2)=&quot;01&quot;))" office:value-type="float" office:value="1" calcext:value-type="float">
            <text:p>1</text:p>
          </table:table-cell>
          <table:table-cell office:value-type="string" calcext:value-type="string">
            <text:p>A Horse’s Pride</text:p>
          </table:table-cell>
          <table:table-cell table:formula="of:=VLOOKUP([.B81]; [.$F$3:.$G$7]; 2; 0)" office:value-type="string" office:string-value="VS" calcext:value-type="string">
            <text:p>V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on_05_01</text:p>
          </table:table-cell>
          <table:table-cell table:formula="of:=IF(LEFT([.A82];3)=&quot;DLC&quot;;-1;VALUE(RIGHT([.A82];2))-(MID([.A82];9;2)=&quot;01&quot;))" office:value-type="float" office:value="1" calcext:value-type="float">
            <text:p>1</text:p>
          </table:table-cell>
          <table:table-cell office:value-type="string" calcext:value-type="string">
            <text:p>Erupting Shockwave of Destruction</text:p>
          </table:table-cell>
          <table:table-cell table:formula="of:=VLOOKUP([.B82]; [.$F$3:.$G$7]; 2; 0)" office:value-type="string" office:string-value="VS" calcext:value-type="string">
            <text:p>V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on_05_02</text:p>
          </table:table-cell>
          <table:table-cell table:formula="of:=IF(LEFT([.A83];3)=&quot;DLC&quot;;-1;VALUE(RIGHT([.A83];2))-(MID([.A83];9;2)=&quot;01&quot;))" office:value-type="float" office:value="2" calcext:value-type="float">
            <text:p>2</text:p>
          </table:table-cell>
          <table:table-cell office:value-type="string" calcext:value-type="string">
            <text:p>Archfiend of Restraint</text:p>
          </table:table-cell>
          <table:table-cell table:formula="of:=VLOOKUP([.B83]; [.$F$3:.$G$7]; 2; 0)" office:value-type="string" office:string-value="Dungeon" calcext:value-type="string">
            <text:p>Dunge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on_05_02</text:p>
          </table:table-cell>
          <table:table-cell table:formula="of:=IF(LEFT([.A84];3)=&quot;DLC&quot;;-1;VALUE(RIGHT([.A84];2))-(MID([.A84];9;2)=&quot;01&quot;))" office:value-type="float" office:value="2" calcext:value-type="float">
            <text:p>2</text:p>
          </table:table-cell>
          <table:table-cell office:value-type="string" calcext:value-type="string">
            <text:p>Cioking’s Singeing Pincers</text:p>
          </table:table-cell>
          <table:table-cell table:formula="of:=VLOOKUP([.B84]; [.$F$3:.$G$7]; 2; 0)" office:value-type="string" office:string-value="Dungeon" calcext:value-type="string">
            <text:p>Dunge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on_05_03</text:p>
          </table:table-cell>
          <table:table-cell table:formula="of:=IF(LEFT([.A85];3)=&quot;DLC&quot;;-1;VALUE(RIGHT([.A85];2))-(MID([.A85];9;2)=&quot;01&quot;))" office:value-type="float" office:value="3" calcext:value-type="float">
            <text:p>3</text:p>
          </table:table-cell>
          <table:table-cell office:value-type="string" calcext:value-type="string">
            <text:p>[Multi] Baby Dragon Hyumitto</text:p>
          </table:table-cell>
          <table:table-cell table:formula="of:=VLOOKUP([.B85]; [.$F$3:.$G$7]; 2; 0)" office:value-type="string" office:string-value="MultiDungeon" calcext:value-type="string">
            <text:p>MultiDunge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on_06_00</text:p>
          </table:table-cell>
          <table:table-cell table:formula="of:=IF(LEFT([.A86];3)=&quot;DLC&quot;;-1;VALUE(RIGHT([.A86];2))-(MID([.A86];9;2)=&quot;01&quot;))" office:value-type="float" office:value="0" calcext:value-type="float">
            <text:p>0</text:p>
          </table:table-cell>
          <table:table-cell office:value-type="string" calcext:value-type="string">
            <text:p>World’s First Hoshipon Convention</text:p>
          </table:table-cell>
          <table:table-cell table:formula="of:=VLOOKUP([.B86]; [.$F$3:.$G$7]; 2; 0)" office:value-type="string" office:string-value="Field" calcext:value-type="string">
            <text:p>Fie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on_06_00</text:p>
          </table:table-cell>
          <table:table-cell table:formula="of:=IF(LEFT([.A87];3)=&quot;DLC&quot;;-1;VALUE(RIGHT([.A87];2))-(MID([.A87];9;2)=&quot;01&quot;))" office:value-type="float" office:value="0" calcext:value-type="float">
            <text:p>0</text:p>
          </table:table-cell>
          <table:table-cell office:value-type="string" calcext:value-type="string">
            <text:p>Black Hoshipon Strikes Back</text:p>
          </table:table-cell>
          <table:table-cell table:formula="of:=VLOOKUP([.B87]; [.$F$3:.$G$7]; 2; 0)" office:value-type="string" office:string-value="Field" calcext:value-type="string">
            <text:p>Fie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on_06_00</text:p>
          </table:table-cell>
          <table:table-cell table:formula="of:=IF(LEFT([.A88];3)=&quot;DLC&quot;;-1;VALUE(RIGHT([.A88];2))-(MID([.A88];9;2)=&quot;01&quot;))" office:value-type="float" office:value="0" calcext:value-type="float">
            <text:p>0</text:p>
          </table:table-cell>
          <table:table-cell office:value-type="string" calcext:value-type="string">
            <text:p>Extreme Demon Off the Charts</text:p>
          </table:table-cell>
          <table:table-cell table:formula="of:=VLOOKUP([.B88]; [.$F$3:.$G$7]; 2; 0)" office:value-type="string" office:string-value="Field" calcext:value-type="string">
            <text:p>Fie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on_06_00</text:p>
          </table:table-cell>
          <table:table-cell table:formula="of:=IF(LEFT([.A89];3)=&quot;DLC&quot;;-1;VALUE(RIGHT([.A89];2))-(MID([.A89];9;2)=&quot;01&quot;))" office:value-type="float" office:value="0" calcext:value-type="float">
            <text:p>0</text:p>
          </table:table-cell>
          <table:table-cell office:value-type="string" calcext:value-type="string">
            <text:p>Bonedeth Brigade at Kulé Krater</text:p>
          </table:table-cell>
          <table:table-cell table:formula="of:=VLOOKUP([.B89]; [.$F$3:.$G$7]; 2; 0)" office:value-type="string" office:string-value="Field" calcext:value-type="string">
            <text:p>Fie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on_06_00</text:p>
          </table:table-cell>
          <table:table-cell table:formula="of:=IF(LEFT([.A90];3)=&quot;DLC&quot;;-1;VALUE(RIGHT([.A90];2))-(MID([.A90];9;2)=&quot;01&quot;))" office:value-type="float" office:value="0" calcext:value-type="float">
            <text:p>0</text:p>
          </table:table-cell>
          <table:table-cell office:value-type="string" calcext:value-type="string">
            <text:p>Legendary Fiend Gorl</text:p>
          </table:table-cell>
          <table:table-cell table:formula="of:=VLOOKUP([.B90]; [.$F$3:.$G$7]; 2; 0)" office:value-type="string" office:string-value="Field" calcext:value-type="string">
            <text:p>Fie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on_06_01</text:p>
          </table:table-cell>
          <table:table-cell table:formula="of:=IF(LEFT([.A91];3)=&quot;DLC&quot;;-1;VALUE(RIGHT([.A91];2))-(MID([.A91];9;2)=&quot;01&quot;))" office:value-type="float" office:value="1" calcext:value-type="float">
            <text:p>1</text:p>
          </table:table-cell>
          <table:table-cell office:value-type="string" calcext:value-type="string">
            <text:p>Slogturtle the Mobile Shelter</text:p>
          </table:table-cell>
          <table:table-cell table:formula="of:=VLOOKUP([.B91]; [.$F$3:.$G$7]; 2; 0)" office:value-type="string" office:string-value="VS" calcext:value-type="string">
            <text:p>V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on_06_01</text:p>
          </table:table-cell>
          <table:table-cell table:formula="of:=IF(LEFT([.A92];3)=&quot;DLC&quot;;-1;VALUE(RIGHT([.A92];2))-(MID([.A92];9;2)=&quot;01&quot;))" office:value-type="float" office:value="1" calcext:value-type="float">
            <text:p>1</text:p>
          </table:table-cell>
          <table:table-cell office:value-type="string" calcext:value-type="string">
            <text:p>What he Fights for</text:p>
          </table:table-cell>
          <table:table-cell table:formula="of:=VLOOKUP([.B92]; [.$F$3:.$G$7]; 2; 0)" office:value-type="string" office:string-value="VS" calcext:value-type="string">
            <text:p>V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on_06_01</text:p>
          </table:table-cell>
          <table:table-cell table:formula="of:=IF(LEFT([.A93];3)=&quot;DLC&quot;;-1;VALUE(RIGHT([.A93];2))-(MID([.A93];9;2)=&quot;01&quot;))" office:value-type="float" office:value="1" calcext:value-type="float">
            <text:p>1</text:p>
          </table:table-cell>
          <table:table-cell office:value-type="string" calcext:value-type="string">
            <text:p>Slogging on the Job</text:p>
          </table:table-cell>
          <table:table-cell table:formula="of:=VLOOKUP([.B93]; [.$F$3:.$G$7]; 2; 0)" office:value-type="string" office:string-value="VS" calcext:value-type="string">
            <text:p>V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on_06_02</text:p>
          </table:table-cell>
          <table:table-cell table:formula="of:=IF(LEFT([.A94];3)=&quot;DLC&quot;;-1;VALUE(RIGHT([.A94];2))-(MID([.A94];9;2)=&quot;01&quot;))" office:value-type="float" office:value="2" calcext:value-type="float">
            <text:p>2</text:p>
          </table:table-cell>
          <table:table-cell office:value-type="string" calcext:value-type="string">
            <text:p>Archfiend of Adamance</text:p>
          </table:table-cell>
          <table:table-cell table:formula="of:=VLOOKUP([.B94]; [.$F$3:.$G$7]; 2; 0)" office:value-type="string" office:string-value="Dungeon" calcext:value-type="string">
            <text:p>Dunge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on_06_02</text:p>
          </table:table-cell>
          <table:table-cell table:formula="of:=IF(LEFT([.A95];3)=&quot;DLC&quot;;-1;VALUE(RIGHT([.A95];2))-(MID([.A95];9;2)=&quot;01&quot;))" office:value-type="float" office:value="2" calcext:value-type="float">
            <text:p>2</text:p>
          </table:table-cell>
          <table:table-cell office:value-type="string" calcext:value-type="string">
            <text:p>Darkmask Demon Zuttankarmen</text:p>
          </table:table-cell>
          <table:table-cell table:formula="of:=VLOOKUP([.B95]; [.$F$3:.$G$7]; 2; 0)" office:value-type="string" office:string-value="Dungeon" calcext:value-type="string">
            <text:p>Dunge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on_06_03</text:p>
          </table:table-cell>
          <table:table-cell table:formula="of:=IF(LEFT([.A96];3)=&quot;DLC&quot;;-1;VALUE(RIGHT([.A96];2))-(MID([.A96];9;2)=&quot;01&quot;))" office:value-type="float" office:value="3" calcext:value-type="float">
            <text:p>3</text:p>
          </table:table-cell>
          <table:table-cell office:value-type="string" calcext:value-type="string">
            <text:p>[Multi] Demon Forudo</text:p>
          </table:table-cell>
          <table:table-cell table:formula="of:=VLOOKUP([.B96]; [.$F$3:.$G$7]; 2; 0)" office:value-type="string" office:string-value="MultiDungeon" calcext:value-type="string">
            <text:p>MultiDunge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on_07_00</text:p>
          </table:table-cell>
          <table:table-cell table:formula="of:=IF(LEFT([.A97];3)=&quot;DLC&quot;;-1;VALUE(RIGHT([.A97];2))-(MID([.A97];9;2)=&quot;01&quot;))" office:value-type="float" office:value="0" calcext:value-type="float">
            <text:p>0</text:p>
          </table:table-cell>
          <table:table-cell office:value-type="string" calcext:value-type="string">
            <text:p>Ravenous: Duel of Fate</text:p>
          </table:table-cell>
          <table:table-cell table:formula="of:=VLOOKUP([.B97]; [.$F$3:.$G$7]; 2; 0)" office:value-type="string" office:string-value="Field" calcext:value-type="string">
            <text:p>Fie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on_07_00</text:p>
          </table:table-cell>
          <table:table-cell table:formula="of:=IF(LEFT([.A98];3)=&quot;DLC&quot;;-1;VALUE(RIGHT([.A98];2))-(MID([.A98];9;2)=&quot;01&quot;))" office:value-type="float" office:value="0" calcext:value-type="float">
            <text:p>0</text:p>
          </table:table-cell>
          <table:table-cell office:value-type="string" calcext:value-type="string">
            <text:p>Covet-Hiss Loves Cannons</text:p>
          </table:table-cell>
          <table:table-cell table:formula="of:=VLOOKUP([.B98]; [.$F$3:.$G$7]; 2; 0)" office:value-type="string" office:string-value="Field" calcext:value-type="string">
            <text:p>Fie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on_07_00</text:p>
          </table:table-cell>
          <table:table-cell table:formula="of:=IF(LEFT([.A99];3)=&quot;DLC&quot;;-1;VALUE(RIGHT([.A99];2))-(MID([.A99];9;2)=&quot;01&quot;))" office:value-type="float" office:value="0" calcext:value-type="float">
            <text:p>0</text:p>
          </table:table-cell>
          <table:table-cell office:value-type="string" calcext:value-type="string">
            <text:p>Wipe the Grin off the Gargoyle</text:p>
          </table:table-cell>
          <table:table-cell table:formula="of:=VLOOKUP([.B99]; [.$F$3:.$G$7]; 2; 0)" office:value-type="string" office:string-value="Field" calcext:value-type="string">
            <text:p>Fie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on_07_00</text:p>
          </table:table-cell>
          <table:table-cell table:formula="of:=IF(LEFT([.A100];3)=&quot;DLC&quot;;-1;VALUE(RIGHT([.A100];2))-(MID([.A100];9;2)=&quot;01&quot;))" office:value-type="float" office:value="0" calcext:value-type="float">
            <text:p>0</text:p>
          </table:table-cell>
          <table:table-cell office:value-type="string" calcext:value-type="string">
            <text:p>Bonedeth on the Cliff</text:p>
          </table:table-cell>
          <table:table-cell table:formula="of:=VLOOKUP([.B100]; [.$F$3:.$G$7]; 2; 0)" office:value-type="string" office:string-value="Field" calcext:value-type="string">
            <text:p>Fie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on_07_00</text:p>
          </table:table-cell>
          <table:table-cell table:formula="of:=IF(LEFT([.A101];3)=&quot;DLC&quot;;-1;VALUE(RIGHT([.A101];2))-(MID([.A101];9;2)=&quot;01&quot;))" office:value-type="float" office:value="0" calcext:value-type="float">
            <text:p>0</text:p>
          </table:table-cell>
          <table:table-cell office:value-type="string" calcext:value-type="string">
            <text:p>The Great Gigante King</text:p>
          </table:table-cell>
          <table:table-cell table:formula="of:=VLOOKUP([.B101]; [.$F$3:.$G$7]; 2; 0)" office:value-type="string" office:string-value="Field" calcext:value-type="string">
            <text:p>Fie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on_07_01</text:p>
          </table:table-cell>
          <table:table-cell table:formula="of:=IF(LEFT([.A102];3)=&quot;DLC&quot;;-1;VALUE(RIGHT([.A102];2))-(MID([.A102];9;2)=&quot;01&quot;))" office:value-type="float" office:value="1" calcext:value-type="float">
            <text:p>1</text:p>
          </table:table-cell>
          <table:table-cell office:value-type="string" calcext:value-type="string">
            <text:p>Dark Heroes’ Last Stand</text:p>
          </table:table-cell>
          <table:table-cell table:formula="of:=VLOOKUP([.B102]; [.$F$3:.$G$7]; 2; 0)" office:value-type="string" office:string-value="VS" calcext:value-type="string">
            <text:p>V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on_07_01</text:p>
          </table:table-cell>
          <table:table-cell table:formula="of:=IF(LEFT([.A103];3)=&quot;DLC&quot;;-1;VALUE(RIGHT([.A103];2))-(MID([.A103];9;2)=&quot;01&quot;))" office:value-type="float" office:value="1" calcext:value-type="float">
            <text:p>1</text:p>
          </table:table-cell>
          <table:table-cell office:value-type="string" calcext:value-type="string">
            <text:p>Heroes Never Rest</text:p>
          </table:table-cell>
          <table:table-cell table:formula="of:=VLOOKUP([.B103]; [.$F$3:.$G$7]; 2; 0)" office:value-type="string" office:string-value="VS" calcext:value-type="string">
            <text:p>V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on_07_02</text:p>
          </table:table-cell>
          <table:table-cell table:formula="of:=IF(LEFT([.A104];3)=&quot;DLC&quot;;-1;VALUE(RIGHT([.A104];2))-(MID([.A104];9;2)=&quot;01&quot;))" office:value-type="float" office:value="2" calcext:value-type="float">
            <text:p>2</text:p>
          </table:table-cell>
          <table:table-cell office:value-type="string" calcext:value-type="string">
            <text:p>Archfiend of Tolerance</text:p>
          </table:table-cell>
          <table:table-cell table:formula="of:=VLOOKUP([.B104]; [.$F$3:.$G$7]; 2; 0)" office:value-type="string" office:string-value="Dungeon" calcext:value-type="string">
            <text:p>Dunge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on_07_02</text:p>
          </table:table-cell>
          <table:table-cell table:formula="of:=IF(LEFT([.A105];3)=&quot;DLC&quot;;-1;VALUE(RIGHT([.A105];2))-(MID([.A105];9;2)=&quot;01&quot;))" office:value-type="float" office:value="2" calcext:value-type="float">
            <text:p>2</text:p>
          </table:table-cell>
          <table:table-cell office:value-type="string" calcext:value-type="string">
            <text:p>Eternal Archfiend and the Other Vessel</text:p>
          </table:table-cell>
          <table:table-cell table:formula="of:=VLOOKUP([.B105]; [.$F$3:.$G$7]; 2; 0)" office:value-type="string" office:string-value="Dungeon" calcext:value-type="string">
            <text:p>Dunge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on_07_03</text:p>
          </table:table-cell>
          <table:table-cell table:formula="of:=IF(LEFT([.A106];3)=&quot;DLC&quot;;-1;VALUE(RIGHT([.A106];2))-(MID([.A106];9;2)=&quot;01&quot;))" office:value-type="float" office:value="3" calcext:value-type="float">
            <text:p>3</text:p>
          </table:table-cell>
          <table:table-cell office:value-type="string" calcext:value-type="string">
            <text:p>[Multi] Black Dragon Libera</text:p>
          </table:table-cell>
          <table:table-cell table:formula="of:=VLOOKUP([.B106]; [.$F$3:.$G$7]; 2; 0)" office:value-type="string" office:string-value="MultiDungeon" calcext:value-type="string">
            <text:p>MultiDungeon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0">00/00/0000</text:date>, <text:time style:data-style-name="N2" text:time-value="17:00:40.15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0T15:22:28.203000000</meta:creation-date>
    <dc:date>2024-02-10T17:00:57.637000000</dc:date>
    <meta:editing-duration>PT1H34M15S</meta:editing-duration>
    <meta:editing-cycles>21</meta:editing-cycles>
    <meta:generator>LibreOffice/7.5.5.2$Windows_X86_64 LibreOffice_project/ca8fe7424262805f223b9a2334bc7181abbcbf5e</meta:generator>
    <meta:document-statistic meta:table-count="1" meta:cell-count="434" meta:object-count="0"/>
  </office:meta>
</office:document-meta>
</file>